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attachment would <text:s/>help give farmers the money and time they need. We as a team visited a farm and the guy who owned this farm was barely able to keep his farm with only two employees and he was working almost every hour of the day this item would not only make it so he would feed his cows faster as well as have a little more time than he already has as well that his cows would produce more milk because they are happy and healthy. The item starts off with a vacuum because it would most likely start with a hill then it leads onto a conveyor belt that is in a tube which fills up a dispenser and inside this dispenser would be a weight detector which when the dispenser was filled it would itself and <text:s/></text:p>
      <text:p text:style-name="Standard"><text:s/>would be on a timer system.<text:tab/>It also has a mister which cools down the cows because they don't have a covering to keep them cool while they are ea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hard Copple</meta:initial-creator>
    <meta:creation-date>2016-10-31T16:09:32.29</meta:creation-date>
    <meta:document-statistic meta:table-count="0" meta:image-count="0" meta:object-count="0" meta:page-count="1" meta:paragraph-count="2" meta:word-count="170" meta:character-count="861"/>
    <dc:date>2016-10-31T16:25:53.11</dc:date>
    <dc:creator>Richard Copple</dc:creator>
    <meta:editing-duration>PT1M10S</meta:editing-duration>
    <meta:editing-cycles>1</meta:editing-cycles>
    <meta:generator>OpenOffice/4.1.2$Win32 OpenOffice.org_project/412m3$Build-9782</meta:generator>
  </office:meta>
</office:document-meta>
</file>